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shapes>
          <draw:frame draw:z-index="0" draw:style-name="gr1" draw:text-style-name="P1" svg:width="208.06mm" svg:height="89.99mm" svg:x="140.95mm" svg:y="17.93mm">
            <draw:object draw:notify-on-update-of-ranges="List1.A3:List1.A47 List1.A3:List1.A47 List1.B2:List1.B2 List1.B3:List1.B47 List1.A3:List1.A47 List1.C2:List1.C2 List1.C3:List1.C47 List1.A3:List1.A47 List1.D2:List1.D2 List1.D3:List1.D47 List1.A3:List1.A47 List1.E2:List1.E2 List1.E3:List1.E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office:value-type="float" office:value="190" calcext:value-type="float">
            <text:p>19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vyska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X_s</text:p>
          </table:table-cell>
          <table:table-cell office:value-type="string" calcext:value-type="string">
            <text:p>X_v</text:p>
          </table:table-cell>
          <table:table-cell office:value-type="string" calcext:value-type="string">
            <text:p>X_vv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formula="of:=(1+POWER(COS(([.$A10]+[.C$1])*[.$A$1]/PI());1/5))/2" office:value-type="float" office:value="0.00676651350145768" calcext:value-type="float">
            <text:p>0,006766513501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(1+POWER(COS(([.$A11]+[.C$1])*[.$A$1]/PI());1/5))/2" office:value-type="float" office:value="0.0329833766331551" calcext:value-type="float">
            <text:p>0,032983376633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formula="of:=(1+POWER(COS(([.$A12]+[.C$1])*[.$A$1]/PI());1/5))/2" office:value-type="float" office:value="0.0908428905809337" calcext:value-type="float">
            <text:p>0,0908428905809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(1+POWER(COS(([.$A13]+[.C$1])*[.$A$1]/PI());1/5))/2" office:value-type="float" office:value="0.761766383618874" calcext:value-type="float">
            <text:p>0,7617663836188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formula="of:=(1+POWER(COS(([.$A14]+[.C$1])*[.$A$1]/PI());1/5))/2" office:value-type="float" office:value="0.92408025205824" calcext:value-type="float">
            <text:p>0,92408025205824</text:p>
          </table:table-cell>
          <table:table-cell table:formula="of:=(1+POWER(COS(([.$A14]+[.D$1])*[.$A$1]/PI());1/5))/2" office:value-type="float" office:value="0.00676651350145768" calcext:value-type="float">
            <text:p>0,00676651350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(1+POWER(COS(([.$A15]+[.C$1])*[.$A$1]/PI());1/5))/2" office:value-type="float" office:value="0.973790947198039" calcext:value-type="float">
            <text:p>0,973790947198039</text:p>
          </table:table-cell>
          <table:table-cell table:formula="of:=(1+POWER(COS(([.$A15]+[.D$1])*[.$A$1]/PI());1/5))/2" office:value-type="float" office:value="0.0329833766331551" calcext:value-type="float">
            <text:p>0,032983376633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(1+POWER(COS(([.$A16]+[.B$1])*[.$A$1]/PI());1/5))/2" office:value-type="float" office:value="0.939815383007574" calcext:value-type="float">
            <text:p>0,939815383007574</text:p>
          </table:table-cell>
          <table:table-cell office:value-type="float" office:value="1" calcext:value-type="float">
            <text:p>1</text:p>
          </table:table-cell>
          <table:table-cell table:formula="of:=(1+POWER(COS(([.$A16]+[.D$1])*[.$A$1]/PI());1/5))/2" office:value-type="float" office:value="0.0908428905809337" calcext:value-type="float">
            <text:p>0,090842890580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1+POWER(COS(([.$A17]+[.B$1])*[.$A$1]/PI());1/5))/2" office:value-type="float" office:value="0.837009931306379" calcext:value-type="float">
            <text:p>0,837009931306379</text:p>
          </table:table-cell>
          <table:table-cell office:value-type="float" office:value="1" calcext:value-type="float">
            <text:p>1</text:p>
          </table:table-cell>
          <table:table-cell table:formula="of:=(1+POWER(COS(([.$A17]+[.D$1])*[.$A$1]/PI());1/5))/2" office:value-type="float" office:value="0.761766383618874" calcext:value-type="float">
            <text:p>0,761766383618874</text:p>
          </table:table-cell>
          <table:table-cell table:formula="of:=(1+POWER(COS(([.$A17]+[.E$1])*[.$A$1]/PI());1/5))/2" office:value-type="float" office:value="0.00012559880845614" calcext:value-type="float">
            <text:p>0,00012559880845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(1+POWER(COS(([.$A18]+[.B$1])*[.$A$1]/PI());1/5))/2" office:value-type="float" office:value="0.114617412113191" calcext:value-type="float">
            <text:p>0,114617412113191</text:p>
          </table:table-cell>
          <table:table-cell office:value-type="float" office:value="1" calcext:value-type="float">
            <text:p>1</text:p>
          </table:table-cell>
          <table:table-cell table:formula="of:=(1+POWER(COS(([.$A18]+[.D$1])*[.$A$1]/PI());1/5))/2" office:value-type="float" office:value="0.92408025205824" calcext:value-type="float">
            <text:p>0,92408025205824</text:p>
          </table:table-cell>
          <table:table-cell table:formula="of:=(1+POWER(COS(([.$A18]+[.E$1])*[.$A$1]/PI());1/5))/2" office:value-type="float" office:value="0.00676651350145768" calcext:value-type="float">
            <text:p>0,00676651350145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+POWER(COS(([.$A19]+[.B$1])*[.$A$1]/PI());1/5))/2" office:value-type="float" office:value="0.0431289398014721" calcext:value-type="float">
            <text:p>0,043128939801472</text:p>
          </table:table-cell>
          <table:table-cell table:formula="of:=(1+POWER(COS(([.$A19]+[.C$1])*[.$A$1]/PI());1/5))/2" office:value-type="float" office:value="0.947521660495569" calcext:value-type="float">
            <text:p>0,947521660495569</text:p>
          </table:table-cell>
          <table:table-cell table:formula="of:=(1+POWER(COS(([.$A19]+[.D$1])*[.$A$1]/PI());1/5))/2" office:value-type="float" office:value="0.973790947198039" calcext:value-type="float">
            <text:p>0,973790947198039</text:p>
          </table:table-cell>
          <table:table-cell table:formula="of:=(1+POWER(COS(([.$A19]+[.E$1])*[.$A$1]/PI());1/5))/2" office:value-type="float" office:value="0.0329833766331551" calcext:value-type="float">
            <text:p>0,03298337663315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formula="of:=(1+POWER(COS(([.$A20]+[.C$1])*[.$A$1]/PI());1/5))/2" office:value-type="float" office:value="0.860762686312063" calcext:value-type="float">
            <text:p>0,860762686312063</text:p>
          </table:table-cell>
          <table:table-cell office:value-type="float" office:value="1" calcext:value-type="float">
            <text:p>1</text:p>
          </table:table-cell>
          <table:table-cell table:formula="of:=(1+POWER(COS(([.$A20]+[.E$1])*[.$A$1]/PI());1/5))/2" office:value-type="float" office:value="0.0908428905809337" calcext:value-type="float">
            <text:p>0,09084289058093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(1+POWER(COS(([.$A21]+[.C$1])*[.$A$1]/PI());1/5))/2" office:value-type="float" office:value="0.131813598730048" calcext:value-type="float">
            <text:p>0,131813598730048</text:p>
          </table:table-cell>
          <table:table-cell office:value-type="float" office:value="1" calcext:value-type="float">
            <text:p>1</text:p>
          </table:table-cell>
          <table:table-cell table:formula="of:=(1+POWER(COS(([.$A21]+[.E$1])*[.$A$1]/PI());1/5))/2" office:value-type="float" office:value="0.761766383618874" calcext:value-type="float">
            <text:p>0,76176638361887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(1+POWER(COS(([.$A22]+[.C$1])*[.$A$1]/PI());1/5))/2" office:value-type="float" office:value="0.0497985760746242" calcext:value-type="float">
            <text:p>0,049798576074624</text:p>
          </table:table-cell>
          <table:table-cell office:value-type="float" office:value="1" calcext:value-type="float">
            <text:p>1</text:p>
          </table:table-cell>
          <table:table-cell table:formula="of:=(1+POWER(COS(([.$A22]+[.E$1])*[.$A$1]/PI());1/5))/2" office:value-type="float" office:value="0.92408025205824" calcext:value-type="float">
            <text:p>0,924080252058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(1+POWER(COS(([.$A23]+[.C$1])*[.$A$1]/PI());1/5))/2" office:value-type="float" office:value="0.0141136013433246" calcext:value-type="float">
            <text:p>0,014113601343325</text:p>
          </table:table-cell>
          <table:table-cell table:formula="of:=(1+POWER(COS(([.$A23]+[.D$1])*[.$A$1]/PI());1/5))/2" office:value-type="float" office:value="0.947521660495569" calcext:value-type="float">
            <text:p>0,947521660495569</text:p>
          </table:table-cell>
          <table:table-cell table:formula="of:=(1+POWER(COS(([.$A23]+[.E$1])*[.$A$1]/PI());1/5))/2" office:value-type="float" office:value="0.973790947198039" calcext:value-type="float">
            <text:p>0,97379094719803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formula="of:=(1+POWER(COS(([.$A24]+[.C$1])*[.$A$1]/PI());1/5))/2" office:value-type="float" office:value="0.00057715400566849" calcext:value-type="float">
            <text:p>0,000577154005668</text:p>
          </table:table-cell>
          <table:table-cell table:formula="of:=(1+POWER(COS(([.$A24]+[.D$1])*[.$A$1]/PI());1/5))/2" office:value-type="float" office:value="0.860762686312063" calcext:value-type="float">
            <text:p>0,860762686312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+POWER(COS(([.$A25]+[.D$1])*[.$A$1]/PI());1/5))/2" office:value-type="float" office:value="0.131813598730048" calcext:value-type="float">
            <text:p>0,131813598730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+POWER(COS(([.$A26]+[.D$1])*[.$A$1]/PI());1/5))/2" office:value-type="float" office:value="0.0497985760746242" calcext:value-type="float">
            <text:p>0,0497985760746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+POWER(COS(([.$A27]+[.D$1])*[.$A$1]/PI());1/5))/2" office:value-type="float" office:value="0.0141136013433246" calcext:value-type="float">
            <text:p>0,014113601343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+POWER(COS(([.$A28]+[.D$1])*[.$A$1]/PI());1/5))/2" office:value-type="float" office:value="0.00057715400566849" calcext:value-type="float">
            <text:p>0,0005771540056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2">00.00.0000</text:date>, <text:time style:data-style-name="N2" text:time-value="12:25:18.019051813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Jašek</meta:initial-creator>
    <meta:creation-date>2018-04-22T11:29:21.265500026</meta:creation-date>
    <dc:date>2018-04-22T12:55:38.750392740</dc:date>
    <dc:creator>Martin Jašek</dc:creator>
    <meta:editing-duration>PT35M17S</meta:editing-duration>
    <meta:editing-cycles>10</meta:editing-cycles>
    <meta:generator>LibreOffice/5.4.4.2$Linux_X86_64 LibreOffice_project/40m0$Build-2</meta:generator>
    <meta:document-statistic meta:table-count="1" meta:cell-count="15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807cm" svg:height="9cm" xlink:href=".." xlink:type="simple" chart:class="chart:scatter" chart:column-mapping="0 1 2 3" chart:style-name="ch1">
        <chart:legend chart:legend-position="end" svg:x="18.669cm" svg:y="3.454cm" style:legend-expansion="high" chart:style-name="ch2"/>
        <chart:plot-area chart:style-name="ch3" table:cell-range-address="List1.A2:List1.E47" chart:data-source-has-labels="both" svg:x="0.589cm" svg:y="-0.01cm" svg:width="16.409cm" svg:height="8.64cm">
          <chartooo:coordinate-region svg:x="1.316cm" svg:y="0.19cm" svg:width="15.402cm" svg:height="7.793cm"/>
          <chart:axis chart:dimension="x" chart:name="primary-x" chart:style-name="ch4" chartooo:axis-type="auto">
            <chart:categories table:cell-range-address="List1.A3:List1.A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1.B3:List1.B47" chart:label-cell-address="List1.B2:List1.B2" chart:class="chart:scatter">
            <chart:domain table:cell-range-address="List1.A3:List1.A47"/>
            <chart:data-point chart:repeated="45"/>
          </chart:series>
          <chart:series chart:style-name="ch7" chart:values-cell-range-address="List1.C3:List1.C47" chart:label-cell-address="List1.C2:List1.C2" chart:class="chart:scatter">
            <chart:data-point chart:repeated="45"/>
          </chart:series>
          <chart:series chart:style-name="ch8" chart:values-cell-range-address="List1.D3:List1.D47" chart:label-cell-address="List1.D2:List1.D2" chart:class="chart:scatter">
            <chart:data-point chart:repeated="45"/>
          </chart:series>
          <chart:series chart:style-name="ch9" chart:values-cell-range-address="List1.E3:List1.E47" chart:label-cell-address="List1.E2:List1.E2" chart:class="chart:scatter"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A</text:p>
              </table:table-cell>
              <table:table-cell office:value-type="string">
                <text:p>X_m</text:p>
                <draw:g>
                  <svg:desc>List1.B2:List1.B2</svg:desc>
                </draw:g>
              </table:table-cell>
              <table:table-cell office:value-type="string">
                <text:p>X_s</text:p>
                <draw:g>
                  <svg:desc>List1.C2:List1.C2</svg:desc>
                </draw:g>
              </table:table-cell>
              <table:table-cell office:value-type="string">
                <text:p>X_v</text:p>
                <draw:g>
                  <svg:desc>List1.D2:List1.D2</svg:desc>
                </draw:g>
              </table:table-cell>
              <table:table-cell office:value-type="string">
                <text:p>X_vv</text:p>
                <draw:g>
                  <svg:desc>List1.E2:List1.E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List1.A3:List1.A47</svg:desc>
                </draw:g>
              </table:table-cell>
              <table:table-cell office:value-type="float" office:value="100">
                <text:p>100</text:p>
                <draw:g>
                  <svg:desc>List1.A3:List1.A47</svg:desc>
                </draw:g>
              </table:table-cell>
              <table:table-cell office:value-type="float" office:value="1">
                <text:p>1</text:p>
                <draw:g>
                  <svg:desc>List1.B3:List1.B47</svg:desc>
                </draw:g>
              </table:table-cell>
              <table:table-cell office:value-type="float" office:value="0">
                <text:p>0</text:p>
                <draw:g>
                  <svg:desc>List1.C3:List1.C47</svg:desc>
                </draw:g>
              </table:table-cell>
              <table:table-cell office:value-type="float" office:value="0">
                <text:p>0</text:p>
                <draw:g>
                  <svg:desc>List1.D3:List1.D47</svg:desc>
                </draw:g>
              </table:table-cell>
              <table:table-cell office:value-type="float" office:value="0">
                <text:p>0</text:p>
                <draw:g>
                  <svg:desc>List1.E3:List1.E47</svg:desc>
                </draw:g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0.00676651350145768">
                <text:p>0.00676651350145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.0329833766331551">
                <text:p>0.0329833766331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0.0908428905809337">
                <text:p>0.0908428905809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.761766383618874">
                <text:p>0.7617663836188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0.92408025205824">
                <text:p>0.92408025205824</text:p>
              </table:table-cell>
              <table:table-cell office:value-type="float" office:value="0.00676651350145768">
                <text:p>0.00676651350145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.973790947198039">
                <text:p>0.973790947198039</text:p>
              </table:table-cell>
              <table:table-cell office:value-type="float" office:value="0.0329833766331551">
                <text:p>0.0329833766331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939815383007574">
                <text:p>0.939815383007574</text:p>
              </table:table-cell>
              <table:table-cell office:value-type="float" office:value="1">
                <text:p>1</text:p>
              </table:table-cell>
              <table:table-cell office:value-type="float" office:value="0.0908428905809337">
                <text:p>0.0908428905809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837009931306379">
                <text:p>0.837009931306379</text:p>
              </table:table-cell>
              <table:table-cell office:value-type="float" office:value="1">
                <text:p>1</text:p>
              </table:table-cell>
              <table:table-cell office:value-type="float" office:value="0.761766383618874">
                <text:p>0.761766383618874</text:p>
              </table:table-cell>
              <table:table-cell office:value-type="float" office:value="0.00012559880845614">
                <text:p>0.0001255988084561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114617412113191">
                <text:p>0.114617412113191</text:p>
              </table:table-cell>
              <table:table-cell office:value-type="float" office:value="1">
                <text:p>1</text:p>
              </table:table-cell>
              <table:table-cell office:value-type="float" office:value="0.92408025205824">
                <text:p>0.92408025205824</text:p>
              </table:table-cell>
              <table:table-cell office:value-type="float" office:value="0.00676651350145768">
                <text:p>0.0067665135014576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431289398014721">
                <text:p>0.0431289398014721</text:p>
              </table:table-cell>
              <table:table-cell office:value-type="float" office:value="0.947521660495569">
                <text:p>0.947521660495569</text:p>
              </table:table-cell>
              <table:table-cell office:value-type="float" office:value="0.973790947198039">
                <text:p>0.973790947198039</text:p>
              </table:table-cell>
              <table:table-cell office:value-type="float" office:value="0.0329833766331551">
                <text:p>0.0329833766331551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.860762686312063">
                <text:p>0.860762686312063</text:p>
              </table:table-cell>
              <table:table-cell office:value-type="float" office:value="1">
                <text:p>1</text:p>
              </table:table-cell>
              <table:table-cell office:value-type="float" office:value="0.0908428905809337">
                <text:p>0.090842890580933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.131813598730048">
                <text:p>0.131813598730048</text:p>
              </table:table-cell>
              <table:table-cell office:value-type="float" office:value="1">
                <text:p>1</text:p>
              </table:table-cell>
              <table:table-cell office:value-type="float" office:value="0.761766383618874">
                <text:p>0.76176638361887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.0497985760746242">
                <text:p>0.0497985760746242</text:p>
              </table:table-cell>
              <table:table-cell office:value-type="float" office:value="1">
                <text:p>1</text:p>
              </table:table-cell>
              <table:table-cell office:value-type="float" office:value="0.92408025205824">
                <text:p>0.9240802520582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141136013433246">
                <text:p>0.0141136013433246</text:p>
              </table:table-cell>
              <table:table-cell office:value-type="float" office:value="0.947521660495569">
                <text:p>0.947521660495569</text:p>
              </table:table-cell>
              <table:table-cell office:value-type="float" office:value="0.973790947198039">
                <text:p>0.97379094719803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.00057715400566849">
                <text:p>0.00057715400566849</text:p>
              </table:table-cell>
              <table:table-cell office:value-type="float" office:value="0.860762686312063">
                <text:p>0.8607626863120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1813598730048">
                <text:p>0.131813598730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97985760746242">
                <text:p>0.0497985760746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1136013433246">
                <text:p>0.0141136013433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7715400566849">
                <text:p>0.000577154005668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